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arregador de classe (Class Loader)</text:p>
              </text:list-item>
              <text:list-item>
                <text:p>2. Memória (Runtime Data Area)</text:p>
              </text:list-item>
              <text:list-item>
                <text:p>3. Interpretador (Execution Eng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ega</text:p>
                <text:p><text:s/>Uma classe obtida de um arquivo .class</text:p>
              </text:list-item>
              <text:list-item>
                <text:p>Liga</text:p>
                <text:list>
                  <text:list-item>
                    <text:p>Verifica → Se é um arquivo correto .class (java e jvm)</text:p>
                  </text:list-item>
                  <text:list-item>
                    <text:p>Prepara → As estruturas de dados.</text:p>
                  </text:list-item>
                  <text:list-item>
                    <text:p>Resolve → Ref simbólica da Constant Pool para Ref direta.</text:p>
                  </text:list-item>
                </text:list>
              </text:list-item>
              <text:list-item>
                <text:p>Inicializa → Variáveis da classe, fields estáticos e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de Métodos (Method Area)</text:p>
              </text:list-item>
              <text:list-item>
                <text:p>Heap → Malloc e Calloc </text:p>
              </text:list-item>
              <text:list-item>
                <text:p>Pilha da JVM (JVM Stack)</text:p>
              </text:list-item>
              <text:list-item>
                <text:p>Registro de PC <text:s/>(Pc Register)</text:p>
              </text:list-item>
              <text:list-item>
                <text:p>Pilha de Métodos Nativos → Não faremos!</text:p>
                <text:p/>
              </text:list-item>
              <text:list-item>
                <text:p>* Pilha da JVM e registro de PC são um por thread. Como não implementaremos threads, serão somente um em nossa JV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m o endereço da próxima instrução a ser executada.</text:p>
                <text:list>
                  <text:list-item>
                    <text:p>No caso um indice para o array de bytecode (que está dentro da struct code_attribute)</text:p>
                  </text:list-item>
                </text:list>
                <text:p><text:s/></text:p>
              </text:list-item>
              <text:list-item>
                <text:p>Como inicializar o PC? </text:p>
                <text:list>
                  <text:list-item>
                    <text:p>Colocar ele na primeira instrução do programa a ser executado pela J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calcular o próximo valor do registro de PC?</text:p>
                <text:list>
                  <text:list-item>
                    <text:p>Caso 1: A instrução é a próxima do método corrente</text:p>
                  </text:list-item>
                  <text:list-item>
                    <text:p>Caso 2: A instrução está no método corrente, mas não é a próxima (ex: goto) </text:p>
                  </text:list-item>
                  <text:list-item>
                    <text:p>Caso 3: A instrução chama um método</text:p>
                  </text:list-item>
                  <text:list-item>
                    <text:p>Caso 4: A instrução retorna para um métod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1: Como calcular o próximo valor do registro PC quando a próxima instrução está no mesmo método e é a que é mostrada logo a seguir no bytecode do código? </text:p>
              </text:list-item>
              <text:list-item>
                <text:p>Calculável sabendo o número de operandos da instrução atu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2: Como calcular o próximo valor do registro de PC quando a instrução está no frame corrente mas não é a mostrada imediatamente a seguir no bytecode do método (ex: goto)?</text:p>
              </text:list-item>
              <text:list-item>
                <text:p>Calculável sabendo o endereço atual e o desvio relativ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3: Como calcular o próximo valor do registro de PC quando a instrução atual invoca um novo método?</text:p>
              </text:list-item>
              <text:list-item>
                <text:p>O registro de PC tem então o valor da primeira instrução do novo méto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4: Como calcular o próximo valor de PC quando se está na última instrução de um método e deve-se retornar para outro método? </text:p>
                <text:list>
                  <text:list-item>
                    <text:p>Toda vez que chamamos um método antes de passar para o método chamado salva-se no frame do método chamador o endereço da próxima instrução. Dessa forma, quando voltamos ao método pode-se colocar o valor de PC como sendo igual ao valor salvo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D a ser utilizada: pilha</text:p>
              </text:list-item>
              <text:list-item>
                <text:p>Trata-se de uma pilha de frames, onde cada frame é relativo a um método e contém array de variáveis locais, pilha de operandos e uma referência para a constant_pool</text:p>
              </text:list-item>
              <text:list-item>
                <text:p>Como desempilhar os frames de tamanho variá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1: Cada frame possui apenas uma referência ao array de variáveis locais, uma referência a pilha de operandos e uma referência a constant pool. </text:p>
              </text:list-item>
              <text:list-item>
                <text:p>Frame tem tamanho fixo, facilita desalocar da pilha da JVM</text:p>
              </text:list-item>
              <text:list-item>
                <text:p>O tamanho do array de variáveis locais e da pilha de operandos é conhecido em tempo de compilação. Desalocar o espaço ocupado por eles também deve ser fác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2: Cada frame possui um array de variáveis locais, uma pilha de operandos e uma referência a constant pool. </text:p>
              </text:list-item>
              <text:list-item>
                <text:p>Frame tem tamanho variável e é possível desalocar o frame ao conhecer o seu tamanho previament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ndo desalocar um frame?</text:p>
              </text:list-item>
              <text:list-item>
                <text:p>Antes de executar um método empilha o frame correspondente e executa. Ao terminar a execução do método desempilha o frame para que a execução prossiga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ém informação sobre os métodos e os fields, além da run-time constant pool </text:p>
              </text:list-item>
              <text:list-item>
                <text:p>Abordagem 1: representar usando uma lista encadeada, em que cada elemento da lista guardaria os métodos, os fields e a run-time constant pool de uma classe particula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la abordagem 1, para determinar se uma classe está carregada ou não basta iterar pela lista de métodos, checando se o elemento atual corresponde a classe que estamos querendo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 como determinar se um elemento da lista de métodos corresponde a uma determinada classe?</text:p>
              </text:list-item>
              <text:list-item>
                <text:p>A partir do atributo this_class do elemento atual descobrimos o nome da classe. Em seguida, comparamos o nome da classe representada pelo elemento com o nome da classe que desejamos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Área onde ficam os objetos criados.</text:p>
              </text:list-item>
              <text:list-item>
                <text:p>Será usado malloc e calloc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bemos como verificar se uma classe foi carregada ou não na memória</text:p>
              </text:list-item>
              <text:list-item>
                <text:p>Mas como carregar uma classe na memória?</text:p>
              </text:list-item>
              <text:list-item>
                <text:p>Basta ler o .class e salvar as informações na área de métodos. </text:p>
                <text:list>
                  <text:list-item>
                    <text:p>Como já fizemos o leitor, esse passo deve ser fá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áquina de Exec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T – Just in Time Compiler ?</text:p>
                <text:p/>
              </text:list-item>
              <text:list-item>
                <text:p>Interpreter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 interpretador lê, interpreta e executa instruções em bytecode uma a uma. Uma vantagem é que pode rapidamente interpretar um bytecode mas a desvantagem é que <text:s/>executa de forma lenta o resultado interpreta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Lê instrução (fetch)</text:p>
              </text:list-item>
              <text:list-item>
                <text:p>2. Interpreta Instrução </text:p>
              </text:list-item>
              <text:list-item>
                <text:p>3. Executa instrução (execute)</text:p>
              </text:list-item>
              <text:list-item>
                <text:p>4. Vai para a próxima instru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saber qual a próxima instrução?</text:p>
              </text:list-item>
              <text:list-item>
                <text:p>Pelo valor no registro de P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uxo de Execução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rrega o .class (ClassLoader)</text:p>
              </text:list-item>
              <text:list-item>
                <text:p>Cria os frames correspondentes aos métodos da classe carregada e empilhar na JVM stack.</text:p>
              </text:list-item>
              <text:list-item>
                <text:p>Executa o método &lt;init&gt; seguido do método main da classe. </text:p>
              </text:list-item>
              <text:list-item>
                <text:p>Para executar acessa o método na method area, inicializa o PC com a primeira instrução, lê, interpreta, e executa. Após executar atualiza o valor do PC. (Loop)</text:p>
              </text:list-item>
              <text:list-item>
                <text:p>Percorre a JVM stack executando os métodos e suas instruçõ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fazer quando for executar código de Object.class ou de PrintStream.class? Afinal onde eles ficam no computador varia...</text:p>
              </text:list-item>
              <text:list-item>
                <text:p>Colocar eles em uma pasta de .class e acessar a partir dessa past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começar o programa?</text:p>
              </text:list-item>
              <text:list-item>
                <text:p>Recebe o nome do arquivo a ser executado pelo usuário. Em seguida, abre o .class e executa o método &lt;init&gt; seguido do método main da classe. Toda a execucao é ditada a partir daí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 - 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is ED's serão usadas no class loader?</text:p>
              </text:list-item>
              <text:list-item>
                <text:p>Como o interpretador funciona?</text:p>
              </text:list-item>
              <text:list-item>
                <text:p>Como carregar inicialmente? E se aparecer algo não carregado?</text:p>
              </text:list-item>
              <text:list-item>
                <text:p>Como desempilhar os frames (já que eles tem tamanho variável)?</text:p>
              </text:list-item>
              <text:list-item>
                <text:p>Como vai ser a pilha, se o frame tem tamanho variá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-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garantir que o tipo do argumento de uma instrução está correto?</text:p>
              </text:list-item>
              <text:list-item>
                <text:p>Qual o layout da área de método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6-05T17:06:39.038325520</dc:date>
    <meta:editing-duration>PT20H59M12S</meta:editing-duration>
    <meta:editing-cycles>26</meta:editing-cycles>
    <meta:generator>LibreOffice/5.0.2.2$Linux_x86 LibreOffice_project/37b43f919e4de5eeaca9b9755ed688758a8251fe</meta:generator>
    <dc:creator>Gabriel Mesquita</dc:creator>
    <meta:document-statistic meta:object-count="133"/>
  </office:meta>
</office:document-meta>
</file>